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5.667cm" style:rel-column-width="21844*"/>
    </style:style>
    <style:style style:name="Tableau1.C" style:family="table-column">
      <style:table-column-properties style:column-width="5.667cm" style:rel-column-width="21846*"/>
    </style:style>
    <style:style style:name="Tableau1.A1" style:family="table-cell">
      <style:table-cell-properties fo:padding="0cm" fo:border="none" style:writing-mode="page"/>
    </style:style>
    <style:style style:name="P1" style:family="paragraph" style:parent-style-name="Text_20_body">
      <style:paragraph-properties fo:text-align="center" style:justify-single-word="false"/>
      <style:text-properties fo:font-weight="bold" officeooo:rsid="000aff43" officeooo:paragraph-rsid="000aff43" style:font-weight-asian="bold" style:font-weight-complex="bold"/>
    </style:style>
    <style:style style:name="P2" style:family="paragraph" style:parent-style-name="Table_20_Contents">
      <style:paragraph-properties fo:text-align="center" style:justify-single-word="false"/>
      <style:text-properties officeooo:rsid="000da24b" officeooo:paragraph-rsid="000da24b"/>
    </style:style>
    <style:style style:name="P3" style:family="paragraph" style:parent-style-name="Heading_20_2">
      <style:text-properties officeooo:paragraph-rsid="000da1d2"/>
    </style:style>
    <style:style style:name="P4" style:family="paragraph" style:parent-style-name="Heading_20_2">
      <style:text-properties officeooo:rsid="000aff43" officeooo:paragraph-rsid="000aff43"/>
    </style:style>
    <style:style style:name="P5" style:family="paragraph" style:parent-style-name="Heading_20_2">
      <style:text-properties officeooo:paragraph-rsid="000aff43"/>
    </style:style>
    <style:style style:name="P6" style:family="paragraph" style:parent-style-name="Heading_20_2">
      <style:text-properties fo:font-size="11pt" fo:font-weight="normal" officeooo:rsid="000da24b" officeooo:paragraph-rsid="000da24b" style:font-size-asian="9.60000038146973pt" style:font-weight-asian="normal" style:font-size-complex="11pt" style:font-weight-complex="normal"/>
    </style:style>
    <style:style style:name="P7" style:family="paragraph" style:parent-style-name="Text_20_body" style:list-style-name="L1">
      <style:text-properties fo:color="#ff0000" loext:opacity="100%" fo:font-weight="normal" officeooo:rsid="000d5730" officeooo:paragraph-rsid="000d5730" style:font-weight-asian="normal" style:font-weight-complex="normal"/>
    </style:style>
    <style:style style:name="P8" style:family="paragraph" style:parent-style-name="Text_20_body" style:list-style-name="L1">
      <style:text-properties officeooo:rsid="000aff43" officeooo:paragraph-rsid="000d5730"/>
    </style:style>
    <style:style style:name="P9" style:family="paragraph" style:parent-style-name="Text_20_body" style:list-style-name="L1">
      <style:text-properties officeooo:rsid="000aff43" officeooo:paragraph-rsid="000aff43"/>
    </style:style>
    <style:style style:name="P10" style:family="paragraph" style:parent-style-name="Text_20_body" style:list-style-name="L2">
      <style:text-properties officeooo:paragraph-rsid="000aff43"/>
    </style:style>
    <style:style style:name="P11" style:family="paragraph" style:parent-style-name="Text_20_body" style:list-style-name="L3">
      <style:text-properties officeooo:paragraph-rsid="000aff43"/>
    </style:style>
    <style:style style:name="P12" style:family="paragraph" style:parent-style-name="Text_20_body" style:list-style-name="L1">
      <style:text-properties officeooo:rsid="000da24b" officeooo:paragraph-rsid="000da24b"/>
    </style:style>
    <style:style style:name="P13" style:family="paragraph" style:parent-style-name="Text_20_body" style:list-style-name="L3">
      <style:text-properties officeooo:rsid="000da24b" officeooo:paragraph-rsid="000da24b"/>
    </style:style>
    <style:style style:name="T1" style:family="text">
      <style:text-properties officeooo:rsid="000aff43"/>
    </style:style>
    <style:style style:name="T2" style:family="text">
      <style:text-properties style:font-name="Liberation Sans" fo:font-size="16.1000003814697pt" fo:font-weight="bold" officeooo:rsid="000aff43"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0d5730" style:font-name-asian="Noto Sans CJK SC" style:font-size-asian="16.1000003814697pt" style:font-weight-asian="bold" style:font-name-complex="Lohit Devanagari1" style:font-size-complex="16.1000003814697pt" style:font-weight-complex="bold"/>
    </style:style>
    <style:style style:name="T4" style:family="text">
      <style:text-properties fo:font-weight="normal" officeooo:rsid="000aff43" style:font-weight-asian="normal" style:font-weight-complex="normal"/>
    </style:style>
    <style:style style:name="T5" style:family="text">
      <style:text-properties fo:font-weight="bold" officeooo:rsid="000da1d2" style:font-weight-asian="bold" style:font-weight-complex="bold"/>
    </style:style>
    <style:style style:name="T6" style:family="text">
      <style:text-properties fo:color="#ff0000" loext:opacity="100%" fo:font-weight="normal" officeooo:rsid="000d5730" style:font-weight-asian="normal" style:font-weight-complex="normal"/>
    </style:style>
    <style:style style:name="T7" style:family="text">
      <style:text-properties fo:color="#ff0000" loext:opacity="100%" fo:font-weight="normal" officeooo:rsid="000da24b" style:font-weight-asian="normal" style:font-weight-complex="normal"/>
    </style:style>
    <style:style style:name="T8" style:family="text">
      <style:text-properties officeooo:rsid="000da1d2"/>
    </style:style>
    <style:style style:name="T9" style:family="text">
      <style:text-properties officeooo:rsid="000da24b"/>
    </style:style>
    <style:style style:name="T10" style:family="text">
      <style:text-properties officeooo:rsid="000e336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criptif logiciel <text:line-break/>ludo-pédagogique</text:p>
      <text:h text:style-name="P3" text:outline-level="2">Équipe</text:h>
      <table:table table:name="Tableau1" table:style-name="Tableau1">
        <table:table-column table:style-name="Tableau1.A"/>
        <table:table-column table:style-name="Tableau1.B"/>
        <table:table-column table:style-name="Tableau1.C"/>
        <table:table-row table:style-name="TableLine107410240">
          <table:table-cell table:style-name="Tableau1.A1" office:value-type="string">
            <text:p text:style-name="P1">NOM </text:p>
          </table:table-cell>
          <table:table-cell table:style-name="Tableau1.A1" office:value-type="string">
            <text:p text:style-name="P1">Prénom </text:p>
          </table:table-cell>
          <table:table-cell table:style-name="Tableau1.A1" office:value-type="string">
            <text:p text:style-name="P1">Groupe</text:p>
          </table:table-cell>
        </table:table-row>
        <table:table-row table:style-name="TableLine106939488">
          <table:table-cell table:style-name="Tableau1.A1" office:value-type="string">
            <text:p text:style-name="P2">Domisse</text:p>
          </table:table-cell>
          <table:table-cell table:style-name="Tableau1.A1" office:value-type="string">
            <text:p text:style-name="P2">Antoine</text:p>
          </table:table-cell>
          <table:table-cell table:style-name="Tableau1.A1" office:value-type="string">
            <text:p text:style-name="P2">B</text:p>
          </table:table-cell>
        </table:table-row>
        <table:table-row table:style-name="TableLine106940112">
          <table:table-cell table:style-name="Tableau1.A1" office:value-type="string">
            <text:p text:style-name="P2">Pladys</text:p>
          </table:table-cell>
          <table:table-cell table:style-name="Tableau1.A1" office:value-type="string">
            <text:p text:style-name="P2">Raphaël</text:p>
          </table:table-cell>
          <table:table-cell table:style-name="Tableau1.A1" office:value-type="string">
            <text:p text:style-name="P2">B</text:p>
          </table:table-cell>
        </table:table-row>
      </table:table>
      <text:p text:style-name="Standard"/>
      <text:h text:style-name="Heading_20_2" text:outline-level="2"><text:span text:style-name="T5">Client.e </text:span><text:span text:style-name="T8">: </text:span><text:span text:style-name="T9">M.Delecroix</text:span><text:span text:style-name="T4"> <text:s/></text:span>(<text:span text:style-name="T8">décidé par vos enseignant.e.s de TP</text:span>)</text:h>
      <text:h text:style-name="P3" text:outline-level="2" text:is-list-header="true">Nom provisoire <text:span text:style-name="T1">du logiciel : </text:span><text:span text:style-name="T10">CalcFight</text:span></text:h>
      <text:h text:style-name="P4" text:outline-level="2">L’idée en 2-3 phrases</text:h>
      <text:h text:style-name="P6" text:outline-level="2">Enchaînement de combats avec des combats en tour par tour (jeu 1 joueur), le principe est d’infliger des dégâts en formant des calculs mentaux : le jeu fournit des nombres et des opérateurs aléatoires et le joueur choisi selon ce qui l’arrange afin de faire baisser la valeur de points de vie du boss jusqu’à ce qu’elle atteigne 0.</text:h>
      <text:p text:style-name="Text_20_body"/>
      <text:h text:style-name="Heading_20_2" text:outline-level="2">Ce que vous <text:span text:style-name="T3">comptez faire au minimum</text:span></text:h>
      <text:section text:style-name="Sect1" text:name="Section1">
        <text:list xml:id="list353667017" text:style-name="L1">
          <text:list-item>
            <text:p text:style-name="P7">Affichage texte</text:p>
          </text:list-item>
          <text:list-item>
            <text:p text:style-name="P7">Contrôle de saisie</text:p>
          </text:list-item>
          <text:list-item>
            <text:p text:style-name="P8"><text:span text:style-name="T6">Sauvegarde d</text:span><text:span text:style-name="T7">u</text:span><text:span text:style-name="T6"> </text:span><text:span text:style-name="T7">score (ennemis vaincus)</text:span></text:p>
          </text:list-item>
          <text:list-item>
            <text:p text:style-name="P12">Fonctionnement du combat</text:p>
          </text:list-item>
          <text:list-item>
            <text:p text:style-name="P12">Divers ennemis aléatoires</text:p>
          </text:list-item>
          <text:list-item>
            <text:p text:style-name="P12"/>
          </text:list-item>
          <text:list-item>
            <text:p text:style-name="P9"><text:s/></text:p>
          </text:list-item>
          <text:list-item>
            <text:p text:style-name="P9"><text:s text:c="2"/></text:p>
          </text:list-item>
          <text:list-item>
            <text:p text:style-name="P9"><text:s/></text:p>
          </text:list-item>
          <text:list-item>
            <text:p text:style-name="P9"/>
          </text:list-item>
        </text:list>
      </text:section>
      <text:h text:style-name="Heading_20_2" text:outline-level="2">Ce que vous pensez pouvoir faire <text:span text:style-name="T2">en + si vous avez le temps</text:span></text:h>
      <text:section text:style-name="Sect1" text:name="Section2">
        <text:list xml:id="list3325889376" text:style-name="L2">
          <text:list-item>
            <text:p text:style-name="P10"><text:s/><text:span text:style-name="T9">Déblocage des opérateurs et des nombres au fur et à mesure de l’avancée du joueur</text:span></text:p>
          </text:list-item>
          <text:list-item>
            <text:p text:style-name="P10"><text:s/><text:span text:style-name="T9">Ennemis spéciaux (avec peu de chances que ça arrive)</text:span></text:p>
          </text:list-item>
          <text:list-item>
            <text:p text:style-name="P10"><text:s/><text:span text:style-name="T9">Evénements spéciaux (avec peu de chances que ça arrive)</text:span></text:p>
          </text:list-item>
          <text:list-item>
            <text:p text:style-name="P10"/>
          </text:list-item>
          <text:list-item>
            <text:p text:style-name="P10"><text:s/></text:p>
          </text:list-item>
          <text:list-item>
            <text:p text:style-name="P10"><text:s/></text:p>
          </text:list-item>
          <text:list-item>
            <text:p text:style-name="P10"><text:s/></text:p>
          </text:list-item>
          <text:list-item>
            <text:p text:style-name="P10"/>
          </text:list-item>
        </text:list>
      </text:section>
      <text:h text:style-name="P5" text:outline-level="2">Ce que vous <text:span text:style-name="T1">aimeriez</text:span> faire <text:span text:style-name="T2">mais qui vous semble trop difficile </text:span></text:h>
      <text:section text:style-name="Sect1" text:name="Section3">
        <text:list xml:id="list1215813275" text:style-name="L3">
          <text:list-item>
            <text:p text:style-name="P11"><text:s/><text:span text:style-name="T9">Système d’équipement</text:span></text:p>
          </text:list-item>
          <text:list-item>
            <text:p text:style-name="P13"/>
          </text:list-item>
          <text:list-item>
            <text:p text:style-name="P13"><text:soft-page-break/>Système d’objets (qui s’obtiennent en battant des ennemis)</text:p>
          </text:list-item>
          <text:list-item>
            <text:p text:style-name="P11"><text:s/></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16:06:07.849912501</meta:creation-date>
    <dc:date>2022-11-18T09:28:43.009063912</dc:date>
    <meta:editing-duration>PT15H17M22S</meta:editing-duration>
    <meta:editing-cycles>4</meta:editing-cycles>
    <meta:generator>LibreOffice/7.3.4.2$Linux_X86_64 LibreOffice_project/728fec16bd5f605073805c3c9e7c4212a0120dc5</meta:generator>
    <meta:document-statistic meta:table-count="1" meta:image-count="0" meta:object-count="0" meta:page-count="2" meta:paragraph-count="40" meta:word-count="203" meta:character-count="1117" meta:non-whitespace-character-count="947"/>
  </office:meta>
</office:document-meta>
</file>